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software program that consistently reproduces the same outcome.</text:p>
      <text:p text:style-name="P2"/>
      <text:p text:style-name="P2">The DOPRIOR command is used whe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3T09:49:50</dc:date>
    <dc:creator>Joseph Simpson</dc:creator>
    <meta:editing-duration>P7DT2H13M58S</meta:editing-duration>
    <meta:editing-cycles>19</meta:editing-cycles>
    <meta:generator>OpenOffice/4.1.5$Unix OpenOffice.org_project/415m1$Build-9789</meta:generator>
    <meta:document-statistic meta:table-count="0" meta:image-count="0" meta:object-count="0" meta:page-count="2" meta:paragraph-count="26" meta:word-count="878" meta:character-count="6224"/>
  </office:meta>
</office:document-meta>
</file>